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7C5F6493.png"/>
  <manifest:file-entry manifest:media-type="" manifest:full-path="Pictures/20000116000023D40000160C833F8DC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style:text-position="0% 100%" style:font-name="DejaVu Sans Mono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text-properties fo:color="#333333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69ef8"/>
    </style:style>
    <style:style style:name="T6" style:family="text">
      <style:text-properties officeooo:rsid="0006f1ec"/>
    </style:style>
    <style:style style:name="T7" style:family="text">
      <style:text-properties fo:color="#333333"/>
    </style:style>
    <style:style style:name="T8" style:family="text">
      <style:text-properties fo:color="#333333" officeooo:rsid="0006f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vning 3.</text:p>
      <text:p text:style-name="P1"/>
      <text:p text:style-name="P1">Ordinära differentalekvationer (ODE)</text:p>
      <text:p text:style-name="P1"/>
      <text:p text:style-name="P1">— kort teori</text:p>
      <text:p text:style-name="P1"/>
      <text:p text:style-name="P1">— modul 3 <text:span text:style-name="T5">– </text:span>game</text:p>
      <text:p text:style-name="P1"/>
      <text:p text:style-name="P1">— program (~solve) (kod på tavlan). Jobba själv ☺</text:p>
      <text:p text:style-name="P1"/>
      <text:p text:style-name="P1">— hur testar vi om vi inte förstår?</text:p>
      <text:p text:style-name="P1"/>
      <text:p text:style-name="P1"/>
      <text:p text:style-name="P1"/>
      <text:p text:style-name="P1">ODE:<text:tab/>(*)<text:tab/><draw:frame draw:style-name="fr2" draw:name="Object1" text:anchor-type="as-char" svg:width="1.8992in" svg:height="0.4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Lösning till (*)</text:p>
      <text:p text:style-name="P1"/>
      <text:p text:style-name="P1"><text:tab/>Exempel:</text:p>
      <text:p text:style-name="P1"/>
      <text:p text:style-name="P1"><text:tab/><text:tab/><draw:frame draw:style-name="fr2" draw:name="Object2" text:anchor-type="as-char" svg:width="1.5102in" svg:height="0.4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<text:tab/><draw:frame draw:style-name="fr2" draw:name="Object3" text:anchor-type="as-char" svg:width="0.7445in" svg:height="0.218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text:tab/>Lös med hjälp av tidsstegning</text:p>
      <text:p text:style-name="P1"/>
      <text:p text:style-name="P1"/>
      <text:p text:style-name="P1"/>
      <text:p text:style-name="P1">Eulers metod:</text:p>
      <text:p text:style-name="P1"/>
      <text:p text:style-name="P1"><text:tab/><draw:frame draw:style-name="fr2" draw:name="Object4" text:anchor-type="as-char" svg:width="2.9764in" svg:height="0.218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Om vi vill lösa<draw:frame draw:style-name="fr2" draw:name="Object5" text:anchor-type="as-char" svg:width="2.6972in" svg:height="0.41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n = 0, 1, 2, …, N</text:p>
      <text:p text:style-name="P1"/>
      <text:p text:style-name="P1">N?<text:span text:style-name="T7"><text:tab/></text:span><text:span text:style-name="T8">Hur många steg måst man tag?<text:tab/>Antal steg = N + 1, N är sista steget</text:span></text:p>
      <text:p text:style-name="P5"><text:span text:style-name="T6"><text:tab/><text:tab/><text:tab/><text:tab/><text:tab/><text:tab/><text:tab/>eftersom man börjar på 0.</text:span></text:p>
      <text:p text:style-name="P1"/>
      <text:p text:style-name="P1">Tidssteg dt ger N:</text:p>
      <text:p text:style-name="P1"/>
      <text:p text:style-name="P1"><text:tab/><draw:frame draw:style-name="fr2" draw:name="Object6" text:anchor-type="as-char" svg:width="0.772in" svg:height="0.43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3">System av ODE:er:<text:tab/><text:tab/>(Jämför övning 1)</text:p>
      <text:p text:style-name="P1"/>
      <text:p text:style-name="P1"><text:tab/><draw:frame draw:style-name="fr2" draw:name="Object7" text:anchor-type="as-char" svg:width="2.4811in" svg:height="0.914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<draw:frame draw:style-name="fr2" draw:name="Object8" text:anchor-type="as-char" svg:width="2.4555in" svg:height="0.4953in" draw:z-index="7"><draw:object xlink:href="./Object 8" xlink:type="simple" xlink:show="embed" xlink:actuate="onLoad"/><draw:image xlink:href="./ObjectReplacements/Object 8" xlink:type="simple" xlink:show="embed" xlink:actuate="onLoad"/></draw:frame><text:tab/><text:tab/><draw:frame draw:style-name="fr2" draw:name="Object9" text:anchor-type="as-char" svg:width="2.3764in" svg:height="0.645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Object10" text:anchor-type="as-char" svg:width="2.2874in" svg:height="1.207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≜ (**)<text:tab/><text:tab/>(≜ användes på tavlan)</text:p>
      <text:p text:style-name="P1"/>
      <text:p text:style-name="P1"/>
      <text:p text:style-name="P1"><draw:frame draw:style-name="fr2" draw:name="Object11" text:anchor-type="as-char" svg:width="1.8866in" svg:height="0.411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Bra (!) num<text:span text:style-name="T5">m</text:span>eriska metoder (tidsstegning) fungerar på detta sätt!</text:p>
      <text:p text:style-name="P1"/>
      <text:p text:style-name="P1">Eulers metod</text:p>
      <text:p text:style-name="P1"/>
      <text:p text:style-name="P1"><text:tab/><draw:frame draw:style-name="fr2" draw:name="Object12" text:anchor-type="as-char" svg:width="1.6547in" svg:height="0.2366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/>
      <text:p text:style-name="P1"/>
      <text:p text:style-name="P1">Egenskaper hos olika metoder:</text:p>
      <text:p text:style-name="P1"/>
      <text:p text:style-name="P1"><text:tab/><text:tab/><draw:frame draw:style-name="fr2" draw:name="Object13" text:anchor-type="as-char" svg:width="1.8189in" svg:height="0.4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Euler framåt:<text:tab/><draw:frame draw:style-name="fr2" draw:name="Object14" text:anchor-type="as-char" svg:width="1.661in" svg:height="0.266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text:tab/>Noggrannhetsordning: 1<text:tab/><draw:frame draw:style-name="fr2" draw:name="Object15" text:anchor-type="as-char" svg:width="1.6898in" svg:height="0.4091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text:tab/><text:tab/><text:tab/><text:tab/><text:tab/><text:tab/><text:tab/>k — konstant</text:p>
      <text:p text:style-name="P1"><text:tab/><text:tab/><text:tab/><text:tab/><text:tab/><text:tab/><text:tab/>felet avtar linjärt med dt</text:p>
      <text:p text:style-name="P1"/>
      <text:p text:style-name="P1"><text:tab/>Explicit metod<text:tab/><text:tab/>(givet u<text:span text:style-name="T1">n</text:span> kan vi beräkna u<text:span text:style-name="T1">n + 1</text:span> direkt!)</text:p>
      <text:p text:style-name="P1"/>
      <text:p text:style-name="P1"><text:tab/>Ej energibevarande:<text:tab/>(varför är utanför kursen)</text:p>
      <text:p text:style-name="P1"><text:tab/><text:tab/>energin <text:span text:style-name="T5">stiger</text:span>.</text:p>
      <text:p text:style-name="P3">Euler bakåt:<text:tab/><draw:frame draw:style-name="fr2" draw:name="Object16" text:anchor-type="as-char" svg:width="1.9555in" svg:height="0.2665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1"><text:tab/>Noggrannhetsordning: 1</text:p>
      <text:p text:style-name="P1"/>
      <text:p text:style-name="P1"><text:tab/>Implicit metod<text:tab/><text:tab/>(givet u<text:span text:style-name="T1">n</text:span> kan ej beräkna u<text:span text:style-name="T1">n + 1</text:span> direkt,</text:p>
      <text:p text:style-name="P1"><text:tab/><text:tab/><text:tab/><text:tab/><text:tab/>extra åtgärder krävs)</text:p>
      <text:p text:style-name="P1"/>
      <text:p text:style-name="P1"><text:tab/>Ej energibevarande:</text:p>
      <text:p text:style-name="P1"><text:tab/><text:tab/>energin <text:span text:style-name="T5">avtar</text:span>.</text:p>
      <text:p text:style-name="P1"/>
      <text:p text:style-name="P1"/>
      <text:p text:style-name="P1"/>
      <text:p text:style-name="P1">Trapetsmetoden:<text:tab/><draw:frame draw:style-name="fr2" draw:name="Object17" text:anchor-type="as-char" svg:width="2.9138in" svg:height="0.4126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/>
      <text:p text:style-name="P1"><text:tab/>Implicit metod</text:p>
      <text:p text:style-name="P1"/>
      <text:p text:style-name="P1"><text:tab/><text:span text:style-name="T5">E</text:span>nergibevarande</text:p>
      <text:p text:style-name="P1"/>
      <text:p text:style-name="P1"><text:tab/>Noggrannhetsordning: 2<text:tab/><draw:frame draw:style-name="fr2" draw:name="Object18" text:anchor-type="as-char" svg:width="1.6701in" svg:height="0.2201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aphics1" text:anchor-type="paragraph" svg:x="3.0299in" svg:y="0.1862in" svg:width="3.611in" svg:height="2.222in" draw:z-index="15"><draw:image xlink:href="Pictures/20000116000023D40000160C833F8DC5.svm" xlink:type="simple" xlink:show="embed" xlink:actuate="onLoad"/></draw:frame></text:p>
      <text:p text:style-name="P1"><draw:frame draw:style-name="fr2" draw:name="Object19" text:anchor-type="as-char" svg:width="2.3075in" svg:height="0.916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/>
      <text:p text:style-name="P1"/>
      <text:p text:style-name="P1"/>
      <text:p text:style-name="P1">Harmonisk oscillation:</text:p>
      <text:p text:style-name="P1"/>
      <text:p text:style-name="P1"><text:tab/>Svänger för evig,</text:p>
      <text:p text:style-name="P1"><text:tab/>ene<text:span text:style-name="T5">r</text:span>gin är bevarad.</text:p>
      <text:p text:style-name="P1"/>
      <text:p text:style-name="P1"/>
      <text:p text:style-name="P1">Totala ene<text:span text:style-name="T5">r</text:span>gin i systemet</text:p>
      <text:p text:style-name="P1"/>
      <text:p text:style-name="P1"><text:tab/><draw:frame draw:style-name="fr2" draw:name="Object20" text:anchor-type="as-char" svg:width="1.4819in" svg:height="0.4366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text:tab/><text:tab/><text:tab/>kvadraterna och halveringarna spelar inge roll</text:p>
      <text:p text:style-name="P1"><text:tab/><text:tab/><text:tab/>när man analyserar om enegin bevaras eller ej.</text:p>
      <text:p text:style-name="P1"/>
      <text:p text:style-name="P1"/>
      <text:p text:style-name="P3">ode_solve.py<text:tab/><text:tab/><text:tab/>Kommer läggas upp på Katarinas nada-sida</text:p>
      <text:p text:style-name="P1">------------------<text:tab/><text:tab/><text:tab/><text:tab/>http://www.nada.kth.se/~katarina/</text:p>
      <text:p text:style-name="P1"/>
      <text:p text:style-name="P2"><text:span text:style-name="T3">from</text:span> pylab <text:span text:style-name="T3">import</text:span> *</text:p>
      <text:p text:style-name="P2"><text:span text:style-name="T3">import</text:span> ode</text:p>
      <text:p text:style-name="P2"/>
      <text:p text:style-name="P2"><text:span text:style-name="T3">def</text:span> f(t, u):</text:p>
      <text:p text:style-name="P2"/>
      <text:p text:style-name="P2"><text:tab/><text:span text:style-name="T4">#Tidsintervall</text:span></text:p>
      <text:p text:style-name="P2"><text:tab/>I = [0, 2]</text:p>
      <text:p text:style-name="P2"><text:tab/>t0 = I[0]</text:p>
      <text:p text:style-name="P2"><text:tab/>T = I[1]</text:p>
      <text:p text:style-name="P2"><text:tab/>dt = 1 <text:span text:style-name="T4">#Steglängd</text:span></text:p>
      <text:p text:style-name="P2"/>
      <text:p text:style-name="P2"><text:tab/><text:span text:style-name="T4">#Antal stag</text:span></text:p>
      <text:p text:style-name="P2"><text:tab/>N = (T - d0) / dt + 1</text:p>
      <text:p text:style-name="P2"/>
      <text:p text:style-name="P2"><text:tab/><text:span text:style-name="T4">#Vektor med tidspunkter, (t⁰, t¹, …, t</text:span><text:span text:style-name="T2">N</text:span><text:span text:style-name="T4">)</text:span></text:p>
      <text:p text:style-name="P2"><text:tab/>tarray = linespace(t0, T, N) <text:span text:style-name="T4">#[0 1 2]</text:span></text:p>
      <text:p text:style-name="P2"/>
      <text:p text:style-name="P2"><text:tab/><text:span text:style-name="T4">#Begynnelsedata</text:span></text:p>
      <text:p text:style-name="P2"><text:tab/>u0 = 1 <text:span text:style-name="T4">#Ses som array av storleken 1</text:span></text:p>
      <text:p text:style-name="P2"/>
      <text:p text:style-name="P2"><text:tab/><text:span text:style-name="T4">#Definiera en array för lösningen</text:span></text:p>
      <text:p text:style-name="P2"><text:tab/>uarray = zeros([size(u0), size(tarray)])<text:tab/><text:span text:style-name="T4">#[0 0 0]</text:span></text:p>
      <text:p text:style-name="P2"/>
      <text:p text:style-name="P2"><text:tab/>uarray[:, 0] = u0<text:tab/><text:span text:style-name="T4">#kolonn 0 för alla rader i uarray = u0</text:span></text:p>
      <text:p text:style-name="P2"/>
      <text:p text:style-name="P2"><text:tab/>un = u0</text:p>
      <text:p text:style-name="P2"><text:tab/>i = 1</text:p>
      <text:p text:style-name="P2"><text:tab/><text:span text:style-name="T3">for</text:span> tn <text:span text:style-name="T3">in</text:span> tarray[0, N - 1]:</text:p>
      <text:p text:style-name="P2"><text:tab/><text:tab/>u = ode.timestep(f, tn, un, dt, "Euler")</text:p>
      <text:p text:style-name="P2"><text:tab/><text:tab/>uarray[:, i] = u<text:tab/><text:span text:style-name="T4">#[1 u¹ 0]</text:span></text:p>
      <text:p text:style-name="P2"><text:tab/><text:tab/>i += 1</text:p>
      <text:p text:style-name="P2"><text:tab/><text:tab/>un = u<text:tab/><text:span text:style-name="T4">#Uppdatera un</text:span></text:p>
      <text:p text:style-name="P2"/>
      <text:p text:style-name="P2"><text:tab/>plot(tarray, uarray[0]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7H55M17S</meta:editing-duration>
    <meta:editing-cycles>114</meta:editing-cycles>
    <meta:generator>OpenOffice.org/3.2$Linux OpenOffice.org_project/320m19$Build-9505</meta:generator>
    <dc:date>2010-12-16T13:56:59</dc:date>
    <dc:creator>Mattias </dc:creator>
    <meta:document-statistic meta:table-count="0" meta:image-count="1" meta:object-count="20" meta:page-count="4" meta:paragraph-count="82" meta:word-count="330" meta:character-count="18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row>
          <mi mathvariant="normal">t</mi>
          <mi mathvariant="normal">;</mi>
          <mi/>
          <mi mathvariant="normal">u</mi>
        </mrow>
        <mo stretchy="false">)</mo>
      </mrow>
      <mi mathvariant="normal">,</mi>
      <mi/>
      <mi mathvariant="normal">u</mi>
      <mrow>
        <mrow>
          <mo stretchy="false">(</mo>
          <msub>
            <mi mathvariant="normal">t</mi>
            <mn>0</mn>
          </msub>
          <mo stretchy="false">)</mo>
        </mrow>
        <mi mathvariant="normal">=</mi>
        <msub>
          <mi mathvariant="normal">u</mi>
          <mn>0</mn>
        </msub>
      </mrow>
    </mrow>
    <annotation encoding="StarMath 5.0">du over dt = ƒ(t;`u), ~~ u(t_0) = u_0</annotation>
  </semantics>
</math>
</file>

<file path=Object 10/content.xml><?xml version="1.0" encoding="utf-8"?>
<math xmlns="http://www.w3.org/1998/Math/MathML">
  <semantics>
    <mrow>
      <mrow>
        <mrow>
          <mtable>
            <mtr>
              <mtd>
                <mrow>
                  <mrow>
                    <mover accent="true">
                      <mi mathvariant="normal">u</mi>
                      <mo stretchy="false">→</mo>
                    </mover>
                    <mi mathvariant="normal">=</mi>
                    <mfenced open="[" close="]">
                      <mtable>
                        <mtr>
                          <mtd>
                            <mrow>
                              <mi mathvariant="normal">v</mi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 mathvariant="normal">x</mi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</mrow>
                  <mi mathvariant="normal">,</mi>
                  <mi/>
                  <mrow>
                    <mover accent="true">
                      <mi mathvariant="normal">ƒ</mi>
                      <mo stretchy="false">→</mo>
                    </mover>
                    <mi mathvariant="normal">=</mi>
                    <mfenced open="[" close="]">
                      <mtable>
                        <mtr>
                          <mtd>
                            <mrow>
                              <mrow>
                                <mi mathvariant="normal">−</mi>
                                <mi>cos</mi>
                              </mrow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 mathvariant="normal">v</mi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</mrow>
                </mrow>
              </mtd>
            </mtr>
            <mtr>
              <mtd>
                <mtext/>
              </mtd>
            </mtr>
            <mtr>
              <mtd>
                <mrow>
                  <mrow>
                    <mfrac>
                      <mrow>
                        <mi mathvariant="normal">d</mi>
                        <mover accent="true">
                          <mi mathvariant="normal">u</mi>
                          <mo stretchy="false">→</mo>
                        </mover>
                      </mrow>
                      <mi>dt</mi>
                    </mfrac>
                    <mi mathvariant="normal">=</mi>
                    <mover accent="true">
                      <mi mathvariant="normal">ƒ</mi>
                      <mo stretchy="false">→</mo>
                    </mover>
                  </mrow>
                  <mi mathvariant="normal">,</mi>
                  <mi/>
                  <mover accent="true">
                    <mi mathvariant="normal">u</mi>
                    <mo stretchy="false">→</mo>
                  </mover>
                  <mrow>
                    <mrow>
                      <mo stretchy="false">(</mo>
                      <mn>0</mn>
                      <mo stretchy="false">)</mo>
                    </mrow>
                    <mi mathvariant="normal">=</mi>
                    <mfenced open="[" close="]"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fenced>
                  </mrow>
                </mrow>
              </mtd>
            </mtr>
          </mtable>
          <mi/>
        </mrow>
        <mi stretchy="true" mathvariant="normal">}</mi>
      </mrow>
      <mi/>
    </mrow>
    <annotation encoding="StarMath 5.0">left none stack{ widevec u = left [ stack{v(t) # x(t)} right ], ~~~~ widevec ƒ = left [ stack{-cos(t) # v(t)} right ] # "" # alignl{

{alignc {d widevec u}} over {alignc dt} = widevec ƒ , ~~ widevec u (0) = left [ stack{0 # 0} right ]

}}
~~
right rbrace ~~ </annotation>
  </semantics>
</math>
</file>

<file path=Object 11/content.xml><?xml version="1.0" encoding="utf-8"?>
<math xmlns="http://www.w3.org/1998/Math/MathML">
  <semantics>
    <mrow>
      <mrow>
        <mfrac>
          <mrow>
            <mi mathvariant="normal">d</mi>
            <mover accent="true">
              <mi mathvariant="normal">u</mi>
              <mo stretchy="false">→</mo>
            </mover>
          </mrow>
          <mi>dt</mi>
        </mfrac>
        <mi mathvariant="normal">=</mi>
        <mover accent="true">
          <mi mathvariant="normal">ƒ</mi>
          <mo stretchy="false">→</mo>
        </mover>
      </mrow>
      <mfenced open="" close="">
        <mrow>
          <mi mathvariant="normal">t</mi>
          <mi mathvariant="normal">;</mi>
          <mi/>
          <mover accent="true">
            <mi mathvariant="normal">u</mi>
            <mo stretchy="false">→</mo>
          </mover>
        </mrow>
      </mfenced>
      <mi mathvariant="normal">,</mi>
      <mi/>
      <mover accent="true">
        <mi mathvariant="normal">u</mi>
        <mo stretchy="false">→</mo>
      </mover>
      <mrow>
        <mrow>
          <mo stretchy="false">(</mo>
          <msub>
            <mi mathvariant="normal">t</mi>
            <mn>0</mn>
          </msub>
          <mo stretchy="false">)</mo>
        </mrow>
        <mi mathvariant="normal">=</mi>
        <msup>
          <mover accent="true">
            <mi mathvariant="normal">u</mi>
            <mo stretchy="false">→</mo>
          </mover>
          <mn>0</mn>
        </msup>
      </mrow>
    </mrow>
    <annotation encoding="StarMath 5.0">{d widevec u} over dt = widevec ƒ left (t;`widevec u right ), ~~ widevec u (t_0) = {widevec u}^0</annotation>
  </semantics>
</math>
</file>

<file path=Object 12/content.xml><?xml version="1.0" encoding="utf-8"?>
<math xmlns="http://www.w3.org/1998/Math/MathML">
  <semantics>
    <mrow>
      <mrow>
        <msup>
          <mover accent="true">
            <mi mathvariant="normal">u</mi>
            <mo stretchy="false">→</mo>
          </mover>
          <mrow>
            <mi mathvariant="normal">n</mi>
            <mo stretchy="false">+</mo>
            <mn>1</mn>
          </mrow>
        </msup>
        <mi mathvariant="normal">=</mi>
        <mrow>
          <msup>
            <mover accent="true">
              <mi mathvariant="normal">u</mi>
              <mo stretchy="false">→</mo>
            </mover>
            <mi mathvariant="normal">n</mi>
          </msup>
          <mo stretchy="false">+</mo>
          <mi>dt</mi>
        </mrow>
      </mrow>
      <mover accent="true">
        <mi mathvariant="normal">ƒ</mi>
        <mo stretchy="false">→</mo>
      </mover>
      <mfenced open="" close="">
        <mrow>
          <msup>
            <mi mathvariant="normal">t</mi>
            <mi mathvariant="normal">n</mi>
          </msup>
          <mi mathvariant="normal">;</mi>
          <mi/>
          <msup>
            <mover accent="true">
              <mi mathvariant="normal">u</mi>
              <mo stretchy="false">→</mo>
            </mover>
            <mi mathvariant="normal">n</mi>
          </msup>
        </mrow>
      </mfenced>
    </mrow>
    <annotation encoding="StarMath 5.0">{widevec u}^{n + 1} = {widevec u}^n + dt widevec ƒ left (t^n;`{widevec u}^n right )</annotation>
  </semantics>
</math>
</file>

<file path=Object 13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row>
          <mi mathvariant="normal">t</mi>
          <mi mathvariant="normal">;</mi>
          <mi/>
          <mi mathvariant="normal">u</mi>
        </mrow>
        <mo stretchy="false">)</mo>
      </mrow>
      <mi mathvariant="normal">,</mi>
      <mi/>
      <mrow>
        <mrow>
          <msub>
            <mi mathvariant="normal">t</mi>
            <mn>0</mn>
          </msub>
          <mi mathvariant="normal">≤</mi>
          <mi mathvariant="normal">t</mi>
        </mrow>
        <mi mathvariant="normal">≤</mi>
        <mi mathvariant="normal">T</mi>
      </mrow>
    </mrow>
    <annotation encoding="StarMath 5.0">du over dt = ƒ(t;`u), ~~ t_0 &lt;= t &lt;= T</annotation>
  </semantics>
</math>
</file>

<file path=Object 14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dt</mi>
        </mrow>
      </mrow>
      <mi mathvariant="normal">ƒ</mi>
      <mfenced open="" close="">
        <mrow>
          <msub>
            <mi mathvariant="normal">t</mi>
            <mi mathvariant="normal">n</mi>
          </msub>
          <mi mathvariant="normal">;</mi>
          <mi/>
          <msup>
            <mi mathvariant="normal">u</mi>
            <mi mathvariant="normal">n</mi>
          </msup>
        </mrow>
      </mfenced>
    </mrow>
    <annotation encoding="StarMath 5.0">u^{n + 1} = u^n + dt ƒ left ( t_n;`u^n right )</annotation>
  </semantics>
</math>
</file>

<file path=Object 15/content.xml><?xml version="1.0" encoding="utf-8"?>
<math xmlns="http://www.w3.org/1998/Math/MathML">
  <semantics>
    <mrow>
      <mrow>
        <mi stretchy="false" mathvariant="normal">∣</mi>
        <mrow>
          <mi/>
          <mrow>
            <munder>
              <munder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</mo>
              </munder>
              <mi>dt</mi>
            </munder>
            <mi mathvariant="normal">−</mi>
            <munder>
              <munder>
                <mrow>
                  <mover accent="true">
                    <mi mathvariant="normal">u</mi>
                    <mo stretchy="false">˜</mo>
                  </mover>
                  <mrow>
                    <mo stretchy="false">(</mo>
                    <mi mathvariant="normal">T</mi>
                    <mo stretchy="false">)</mo>
                  </mrow>
                </mrow>
                <mo stretchy="false"></mo>
              </munder>
              <mrow>
                <mi>dt</mi>
                <mi mathvariant="normal">/</mi>
                <mn>2</mn>
              </mrow>
            </munder>
          </mrow>
          <mi/>
        </mrow>
        <mi stretchy="false" mathvariant="normal">∣</mi>
      </mrow>
      <mi mathvariant="normal">≈</mi>
      <mrow>
        <mi mathvariant="normal">k</mi>
        <mi mathvariant="normal">⋅</mi>
        <msup>
          <mi>dt</mi>
          <mn>1</mn>
        </msup>
      </mrow>
    </mrow>
    <annotation encoding="StarMath 5.0">lline`` {u(T)} underbrace dt - {tilde u(T)} underbrace {dt / 2} ``rline ≈ k cdot dt^1</annotation>
  </semantics>
</math>
</file>

<file path=Object 16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dt</mi>
        </mrow>
      </mrow>
      <mi mathvariant="normal">ƒ</mi>
      <mfenced open="" close="">
        <mrow>
          <msub>
            <mi mathvariant="normal">t</mi>
            <mrow>
              <mi mathvariant="normal">n</mi>
              <mo stretchy="false">+</mo>
              <mn>1</mn>
            </mrow>
          </msub>
          <mi mathvariant="normal">;</mi>
          <mi/>
          <msup>
            <mi mathvariant="normal">u</mi>
            <mrow>
              <mi mathvariant="normal">n</mi>
              <mo stretchy="false">+</mo>
              <mn>1</mn>
            </mrow>
          </msup>
        </mrow>
      </mfenced>
    </mrow>
    <annotation encoding="StarMath 5.0">u^{n + 1} = u^n + dt ƒ left ( t_{n + 1};`u^{n + 1} right )</annotation>
  </semantics>
</math>
</file>

<file path=Object 17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frac>
            <mi>dt</mi>
            <mn>2</mn>
          </mfrac>
        </mrow>
      </mrow>
      <mfenced open="[" close="]">
        <mrow>
          <mi mathvariant="normal">ƒ</mi>
          <mfenced open="" close="">
            <mrow>
              <msub>
                <mi mathvariant="normal">t</mi>
                <mi mathvariant="normal">n</mi>
              </msub>
              <mi mathvariant="normal">;</mi>
              <mi/>
              <msup>
                <mi mathvariant="normal">u</mi>
                <mi mathvariant="normal">n</mi>
              </msup>
            </mrow>
          </mfenced>
          <mrow>
            <mi/>
            <mo stretchy="false">+</mo>
            <mi/>
          </mrow>
          <mi mathvariant="normal">ƒ</mi>
          <mfenced open="" close="">
            <mrow>
              <msub>
                <mi mathvariant="normal">t</mi>
                <mrow>
                  <mi mathvariant="normal">n</mi>
                  <mo stretchy="false">+</mo>
                  <mn>1</mn>
                </mrow>
              </msub>
              <mi mathvariant="normal">;</mi>
              <mi/>
              <msup>
                <mi mathvariant="normal">u</mi>
                <mrow>
                  <mi mathvariant="normal">n</mi>
                  <mo stretchy="false">+</mo>
                  <mn>1</mn>
                </mrow>
              </msup>
            </mrow>
          </mfenced>
        </mrow>
      </mfenced>
    </mrow>
    <annotation encoding="StarMath 5.0">u^{n + 1} = u^n + dt over 2 left [ ƒ left ( t_n;`u^n right ) `+` ƒ left ( t_{n + 1};`u^{n + 1} right ) right ]</annotation>
  </semantics>
</math>
</file>

<file path=Object 18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˜</mo>
            </mover>
          </mrow>
          <mrow>
            <mo stretchy="false">(</mo>
            <mi mathvariant="normal">T</mi>
            <mo stretchy="false">)</mo>
          </mrow>
          <mi/>
        </mrow>
      </mfenced>
      <mi mathvariant="normal">≈</mi>
      <mrow>
        <mi mathvariant="normal">k</mi>
        <mi mathvariant="normal">⋅</mi>
        <msup>
          <mi>dt</mi>
          <mn>2</mn>
        </msup>
      </mrow>
    </mrow>
    <annotation encoding="StarMath 5.0">abs{`` u(T) - tilde u(T) ``} ≈ k cdot dt^2</annotation>
  </semantics>
</math>
</file>

<file path=Object 19/content.xml><?xml version="1.0" encoding="utf-8"?>
<math xmlns="http://www.w3.org/1998/Math/MathML">
  <semantics>
    <mrow>
      <mrow>
        <mo stretchy="false">(</mo>
        <mi mathvariant="normal">T</mi>
        <mo stretchy="false">)</mo>
      </mrow>
      <mi/>
      <mrow>
        <mi stretchy="true" mathvariant="normal">{</mi>
        <mrow>
          <mrow>
            <mtable>
              <mtr>
                <mtd>
                  <mrow>
                    <mrow>
                      <mfrac>
                        <mi>dx</mi>
                        <mi>dt</mi>
                      </mfrac>
                      <mi mathvariant="normal">=</mi>
                      <mi mathvariant="normal">v</mi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  <mtr>
                <mtd>
                  <mrow>
                    <mrow>
                      <mfrac>
                        <mi>dv</mi>
                        <mi>dt</mi>
                      </mfrac>
                      <mi mathvariant="normal">=</mi>
                      <mrow>
                        <mi mathvariant="normal">−</mi>
                        <mi mathvariant="normal">x</mi>
                      </mrow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</mtable>
            <mi/>
          </mrow>
          <mi mathvariant="normal">∣</mi>
          <mrow>
            <mi/>
            <mtable>
              <mtr>
                <mtd>
                  <mrow>
                    <mi mathvariant="normal">x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0</mn>
                    </mrow>
                    <mphantom>
                      <mstyle>
                        <mrow>
                          <mfrac>
                            <mi>dv</mi>
                            <mi>dt</mi>
                          </mfrac>
                        </mrow>
                      </mstyle>
                    </mphantom>
                  </mrow>
                </mtd>
              </mtr>
              <mtr>
                <mtd>
                  <mrow>
                    <mi mathvariant="normal">v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1</mn>
                    </mrow>
                    <mphantom>
                      <mstyle>
                        <mrow>
                          <mfrac>
                            <mi>dx</mi>
                            <mi>dt</mi>
                          </mfrac>
                        </mrow>
                      </mstyle>
                    </mphantom>
                  </mrow>
                </mtd>
              </mtr>
            </mtable>
          </mrow>
        </mrow>
      </mrow>
    </mrow>
    <annotation encoding="StarMath 5.0">(T) `` left lbrace {alignl stack { {{alignc dx} over {alignc dt}} = v(t) # {{alignc dv} over {alignc dt}} = -x(t) }} ~mline~ {alignl stack{x(0) = 0 phantom{dv over dt} # v(0) = 1 phantom{dx over dt}} } right none</annotation>
  </semantics>
</math>
</file>

<file path=Object 2/content.xml><?xml version="1.0" encoding="utf-8"?>
<math xmlns="http://www.w3.org/1998/Math/MathML">
  <semantics>
    <mrow>
      <mrow>
        <mfrac>
          <mi>du</mi>
          <mi>dt</mi>
        </mfrac>
        <mi mathvariant="normal">=</mi>
        <mrow>
          <mi mathvariant="normal">−</mi>
          <mi mathvariant="normal">u</mi>
        </mrow>
      </mrow>
      <mi mathvariant="normal">,</mi>
      <mi/>
      <mi mathvariant="normal">u</mi>
      <mrow>
        <mrow>
          <mo stretchy="false">(</mo>
          <mn>0</mn>
          <mo stretchy="false">)</mo>
        </mrow>
        <mi mathvariant="normal">=</mi>
        <mn>1</mn>
      </mrow>
    </mrow>
    <annotation encoding="StarMath 5.0">du over dt = -u, ~~ u(0) = 1</annotation>
  </semantics>
</math>
</file>

<file path=Object 20/content.xml><?xml version="1.0" encoding="utf-8"?>
<math xmlns="http://www.w3.org/1998/Math/MathML">
  <semantics>
    <mrow>
      <mi mathvariant="normal">E</mi>
      <mrow>
        <mrow>
          <mo stretchy="false">(</mo>
          <mi mathvariant="normal">t</mi>
          <mo stretchy="false">)</mo>
        </mrow>
        <mi mathvariant="normal">=</mi>
        <mrow>
          <mfrac>
            <mrow>
              <mi mathvariant="normal">v</mi>
              <msup>
                <mrow>
                  <mo stretchy="false">(</mo>
                  <mi mathvariant="normal">t</mi>
                  <mo stretchy="false">)</mo>
                </mrow>
                <mn>2</mn>
              </msup>
            </mrow>
            <mn>2</mn>
          </mfrac>
          <mo stretchy="false">+</mo>
          <mfrac>
            <mrow>
              <mi mathvariant="normal">x</mi>
              <msup>
                <mrow>
                  <mo stretchy="false">(</mo>
                  <mi mathvariant="normal">t</mi>
                  <mo stretchy="false">)</mo>
                </mrow>
                <mn>2</mn>
              </msup>
            </mrow>
            <mn>2</mn>
          </mfrac>
        </mrow>
      </mrow>
    </mrow>
    <annotation encoding="StarMath 5.0">E(t) = {v(t)^2} over 2 + {x(t)^2} over 2</annotation>
  </semantics>
</math>
</file>

<file path=Object 3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up>
          <mi mathvariant="normal">e</mi>
          <mrow>
            <mi mathvariant="normal">−</mi>
            <mi mathvariant="normal">t</mi>
          </mrow>
        </msup>
      </mrow>
    </mrow>
    <annotation encoding="StarMath 5.0">u(t) = e^-t</annotation>
  </semantics>
</math>
</file>

<file path=Object 4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dt</mi>
        </mrow>
      </mrow>
      <mi/>
      <mi mathvariant="normal">ƒ</mi>
      <mrow>
        <mo stretchy="false">(</mo>
        <mrow>
          <msup>
            <mi mathvariant="normal">t</mi>
            <mi mathvariant="normal">n</mi>
          </msup>
          <mi mathvariant="normal">;</mi>
          <mi/>
          <msup>
            <mi mathvariant="normal">u</mi>
            <mi mathvariant="normal">n</mi>
          </msup>
        </mrow>
        <mo stretchy="false">)</mo>
      </mrow>
      <mi mathvariant="normal">,</mi>
      <mi/>
      <mrow>
        <mi mathvariant="normal">n</mi>
        <mi mathvariant="normal">=</mi>
        <mn>0,</mn>
      </mrow>
      <mi/>
      <mn>1,</mn>
      <mi/>
      <mn>2,</mn>
      <mi/>
      <mn>...</mn>
    </mrow>
    <annotation encoding="StarMath 5.0">u^{n + 1} = u^n + dt`ƒ(t^n;`u^n), ~~ n = 0,`1,`2,`...</annotation>
  </semantics>
</math>
</file>

<file path=Object 5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row>
          <mi mathvariant="normal">t</mi>
          <mi mathvariant="normal">;</mi>
          <mi/>
          <mi mathvariant="normal">u</mi>
        </mrow>
        <mo stretchy="false">)</mo>
      </mrow>
      <mi mathvariant="normal">,</mi>
      <mi/>
      <mi mathvariant="normal">u</mi>
      <mrow>
        <mrow>
          <mo stretchy="false">(</mo>
          <msub>
            <mi mathvariant="normal">t</mi>
            <mn>0</mn>
          </msub>
          <mo stretchy="false">)</mo>
        </mrow>
        <mi mathvariant="normal">=</mi>
        <msub>
          <mi mathvariant="normal">u</mi>
          <mn>0,</mn>
        </msub>
      </mrow>
      <mi/>
      <mrow>
        <mrow>
          <msub>
            <mi mathvariant="normal">t</mi>
            <mn>0</mn>
          </msub>
          <mi mathvariant="normal">≤</mi>
          <mi mathvariant="normal">t</mi>
        </mrow>
        <mi mathvariant="normal">≤</mi>
        <mi mathvariant="normal">T</mi>
      </mrow>
    </mrow>
    <annotation encoding="StarMath 5.0">du over dt = ƒ(t;`u), ~~ u(t_0) = u_0, ~~ t_0 &lt;= t &lt;= T</annotation>
  </semantics>
</math>
</file>

<file path=Object 6/content.xml><?xml version="1.0" encoding="utf-8"?>
<math xmlns="http://www.w3.org/1998/Math/MathML">
  <semantics>
    <mrow>
      <mi mathvariant="normal">N</mi>
      <mi mathvariant="normal">=</mi>
      <mfrac>
        <mrow>
          <mi mathvariant="normal">T</mi>
          <mi mathvariant="normal">−</mi>
          <msub>
            <mi mathvariant="normal">t</mi>
            <mn>0</mn>
          </msub>
        </mrow>
        <mi>dt</mi>
      </mfrac>
    </mrow>
    <annotation encoding="StarMath 5.0">N = {T - t_0} over dt</annotation>
  </semantics>
</math>
</file>

<file path=Object 7/content.xml><?xml version="1.0" encoding="utf-8"?>
<math xmlns="http://www.w3.org/1998/Math/MathML">
  <semantics>
    <mrow>
      <mrow>
        <mo stretchy="false">(</mo>
        <mi mathvariant="normal">T</mi>
        <mo stretchy="false">)</mo>
      </mrow>
      <mi/>
      <mrow>
        <mi stretchy="true" mathvariant="normal">{</mi>
        <mrow>
          <mrow>
            <mtable>
              <mtr>
                <mtd>
                  <mrow>
                    <mrow>
                      <mfrac>
                        <mi>dv</mi>
                        <mi>dt</mi>
                      </mfrac>
                      <mi mathvariant="normal">=</mi>
                      <mrow>
                        <mi mathvariant="normal">−</mi>
                        <mi>cos</mi>
                      </mrow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  <mtr>
                <mtd>
                  <mrow>
                    <mrow>
                      <mfrac>
                        <mi>dx</mi>
                        <mi>dt</mi>
                      </mfrac>
                      <mi mathvariant="normal">=</mi>
                      <mi mathvariant="normal">v</mi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</mtable>
            <mi/>
          </mrow>
          <mi mathvariant="normal">∣</mi>
          <mrow>
            <mi/>
            <mtable>
              <mtr>
                <mtd>
                  <mrow>
                    <mi mathvariant="normal">v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0</mn>
                    </mrow>
                    <mphantom>
                      <mstyle>
                        <mrow>
                          <mfrac>
                            <mi>dv</mi>
                            <mi>dt</mi>
                          </mfrac>
                        </mrow>
                      </mstyle>
                    </mphantom>
                  </mrow>
                </mtd>
              </mtr>
              <mtr>
                <mtd>
                  <mrow>
                    <mi mathvariant="normal">x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0</mn>
                    </mrow>
                    <mphantom>
                      <mstyle>
                        <mrow>
                          <mfrac>
                            <mi>dx</mi>
                            <mi>dt</mi>
                          </mfrac>
                        </mrow>
                      </mstyle>
                    </mphantom>
                  </mrow>
                </mtd>
              </mtr>
            </mtable>
          </mrow>
        </mrow>
      </mrow>
    </mrow>
    <annotation encoding="StarMath 5.0">(T) `` left lbrace {alignl stack { {{alignc dv} over {alignc dt}} = - cos (t) # {{alignc dx} over {alignc dt}} = v(t) }} ~mline~ {alignl stack{v(0) = 0 phantom{dv over dt} # x(0) = 0 phantom{dx over dt}} } right none</annotation>
  </semantics>
</math>
</file>

<file path=Object 8/content.xml><?xml version="1.0" encoding="utf-8"?>
<math xmlns="http://www.w3.org/1998/Math/MathML">
  <semantics>
    <mrow>
      <mrow>
        <mover accent="true">
          <mi mathvariant="normal">u</mi>
          <mo stretchy="false">→</mo>
        </mover>
        <mi mathvariant="normal">=</mi>
        <mfenced open="[" close="]">
          <mtable>
            <mtr>
              <mtd>
                <mrow>
                  <msub>
                    <mi mathvariant="normal">u</mi>
                    <mn>1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sub>
                    <mi mathvariant="normal">u</mi>
                    <mn>2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  <mi mathvariant="normal">,</mi>
      <mi/>
      <mrow>
        <mover accent="true">
          <mi mathvariant="normal">ƒ</mi>
          <mo stretchy="false">→</mo>
        </mover>
        <mi mathvariant="normal">=</mi>
        <mfenced open="[" close="]">
          <mtable>
            <mtr>
              <mtd>
                <mrow>
                  <msub>
                    <mi mathvariant="normal">ƒ</mi>
                    <mn>1</mn>
                  </msub>
                  <mrow>
                    <mo stretchy="false">(</mo>
                    <mrow>
                      <mi mathvariant="normal">t</mi>
                      <mi mathvariant="normal">;</mi>
                      <mi/>
                      <msub>
                        <mi mathvariant="normal">u</mi>
                        <mn>1</mn>
                      </msub>
                      <mi mathvariant="normal">;</mi>
                      <mi/>
                      <msub>
                        <mi mathvariant="normal">u</mi>
                        <mn>2</mn>
                      </msub>
                    </mrow>
                    <mo stretchy="false">)</mo>
                  </mrow>
                </mrow>
              </mtd>
            </mtr>
            <mtr>
              <mtd>
                <mrow>
                  <msub>
                    <mi mathvariant="normal">ƒ</mi>
                    <mn>2</mn>
                  </msub>
                  <mrow>
                    <mo stretchy="false">(</mo>
                    <mrow>
                      <mi mathvariant="normal">t</mi>
                      <mi mathvariant="normal">;</mi>
                      <mi/>
                      <msub>
                        <mi mathvariant="normal">u</mi>
                        <mn>1</mn>
                      </msub>
                      <mi mathvariant="normal">;</mi>
                      <mi/>
                      <msub>
                        <mi mathvariant="normal">u</mi>
                        <mn>2</mn>
                      </msub>
                    </mrow>
                    <mo stretchy="false">)</mo>
                  </mrow>
                </mrow>
              </mtd>
            </mtr>
          </mtable>
        </mfenced>
      </mrow>
    </mrow>
    <annotation encoding="StarMath 5.0">widevec u = left [ stack{u_1(t) # u_2(t)} right ], ~~~~ widevec ƒ = left [ stack{ƒ_1(t;`u_1;`u_2) # ƒ_2(t;`u_1;`u_2)} right ]</annotation>
  </semantics>
</math>
</file>

<file path=Object 9/content.xml><?xml version="1.0" encoding="utf-8"?>
<math xmlns="http://www.w3.org/1998/Math/MathML">
  <semantics>
    <mfenced open="" close="">
      <mrow>
        <mrow>
          <mover accent="true">
            <mi mathvariant="normal">u</mi>
            <mo stretchy="false">→</mo>
          </mover>
          <mi mathvariant="normal">=</mi>
          <mrow>
            <munderover>
              <mi mathvariant="normal">∐</mi>
              <mrow>
                <mi mathvariant="normal">∀</mi>
                <mi mathvariant="normal">u</mi>
              </mrow>
              <mphantom>
                <mstyle>
                  <mrow>
                    <mrow>
                      <mo stretchy="false">(</mo>
                      <mi mathvariant="normal">X</mi>
                      <mo stretchy="false">)</mo>
                    </mrow>
                  </mrow>
                </mstyle>
              </mphantom>
            </munderover>
            <mi mathvariant="normal">u</mi>
          </mrow>
        </mrow>
        <mrow>
          <mo stretchy="false">(</mo>
          <mi mathvariant="normal">t</mi>
          <mo stretchy="false">)</mo>
        </mrow>
        <mi mathvariant="normal">,</mi>
        <mi/>
        <mrow>
          <mover accent="true">
            <mi mathvariant="normal">ƒ</mi>
            <mo stretchy="false">→</mo>
          </mover>
          <mi mathvariant="normal">=</mi>
          <mrow>
            <munder>
              <mi mathvariant="normal">∐</mi>
              <mrow>
                <mi mathvariant="normal">∀</mi>
                <mi mathvariant="normal">u</mi>
              </mrow>
            </munder>
            <mfenced open="" close="">
              <mrow>
                <mi mathvariant="normal">t</mi>
                <mi mathvariant="normal">;</mi>
                <mi/>
                <mover>
                  <mover>
                    <mrow>
                      <munder>
                        <mi mathvariant="normal">∐</mi>
                        <mrow>
                          <mi mathvariant="normal">∀</mi>
                          <mi mathvariant="normal">u</mi>
                        </mrow>
                      </munder>
                      <mi mathvariant="normal">u</mi>
                    </mrow>
                    <mo stretchy="false"></mo>
                  </mover>
                  <mover accent="true">
                    <mi mathvariant="normal">u</mi>
                    <mo stretchy="false">→</mo>
                  </mover>
                </mover>
              </mrow>
            </mfenced>
          </mrow>
        </mrow>
      </mrow>
    </mfenced>
    <annotation encoding="StarMath 5.0">left (

widevec u = coprod from {forall u} to phantom(X) u(t), ~~ widevec ƒ = coprod from {forall u} left (t;`{{coprod from {forall u} u } overbrace {widevec u}} right )

right )</annotation>
  </semantics>
</math>
</file>